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3" table:number-columns-repeated="5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999" table:default-cell-style-name="Default"/>
        <table:table-row table:style-name="ro3">
          <table:table-cell office:value-type="float" office:value="0">
            <text:p>0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" table:style-name="ce1" office:value-type="float" office:value="4095">
            <text:p>4095</text:p>
          </table:table-cell>
          <table:table-cell/>
          <table:table-cell table:number-columns-repeated="4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number-columns-repeated="5"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" table:style-name="ce1" office:value-type="float" office:value="4095">
            <text:p>4095</text:p>
          </table:table-cell>
          <table:table-cell/>
          <table:table-cell table:number-columns-repeated="4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table:number-columns-repeated="5"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4" table:style-name="ce1" office:value-type="float" office:value="4095">
            <text:p>4095</text:p>
          </table:table-cell>
          <table:table-cell/>
          <table:table-cell office:value-type="float" office:value="0">
            <text:p>0</text:p>
          </table:table-cell>
          <table:table-cell table:number-columns-repeated="4"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number-columns-repeated="4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number-columns-repeated="5"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number-columns-repeated="5"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table:number-columns-repeated="5" table:style-name="ce1" office:value-type="float" office:value="4095">
            <text:p>4095</text:p>
          </table:table-cell>
          <table:table-cell/>
          <table:table-cell table:style-name="Default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 table:number-columns-repeated="998"/>
          <table:table-cell table:style-name="ce1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number-columns-repeated="3"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5" table:style-name="ce1" office:value-type="float" office:value="4095">
            <text:p>4095</text:p>
          </table:table-cell>
          <table:table-cell/>
          <table:table-cell table:style-name="Default" office:value-type="float" office:value="0">
            <text:p>0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number-columns-repeated="5" table:style-name="ce1" office:value-type="float" office:value="4095">
            <text:p>4095</text:p>
          </table:table-cell>
          <table:table-cell table:number-columns-repeated="999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0">
            <text:p>0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number-columns-repeated="4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2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number-columns-repeated="4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0">
            <text:p>0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table:number-columns-repeated="2"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" table:style-name="ce1" office:value-type="float" office:value="4095">
            <text:p>4095</text:p>
          </table:table-cell>
          <table:table-cell/>
          <table:table-cell table:number-columns-repeated="5" table:style-name="ce1" office:value-type="float" office:value="4095">
            <text:p>4095</text:p>
          </table:table-cell>
          <table:table-cell table:number-columns-repeated="998"/>
          <table:table-cell table:style-name="ce1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number-columns-repeated="4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float" office:value="0">
            <text:p>0</text:p>
          </table:table-cell>
          <table:table-cell table:number-columns-repeated="2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number-columns-repeated="4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number-columns-repeated="998"/>
          <table:table-cell table:style-name="ce1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Default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4095">
            <text:p>4095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float" office:value="0">
            <text:p>0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4" table:style-name="ce1" office:value-type="float" office:value="4095">
            <text:p>4095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4" table:style-name="ce1" office:value-type="float" office:value="4095">
            <text:p>4095</text:p>
          </table:table-cell>
          <table:table-cell table:number-columns-repeated="1011"/>
        </table:table-row>
        <table:table-row table:style-name="ro3" table:number-rows-repeated="3"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number-columns-repeated="1015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1">11/01/2013</text:date>, <text:time>13:3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0T22:53:59.27</meta:creation-date>
    <dc:date>2013-11-01T13:35:27.92</dc:date>
    <meta:editing-duration>P1DT12H33M11S</meta:editing-duration>
    <meta:editing-cycles>3</meta:editing-cycles>
    <meta:generator>OpenOffice.org/3.4.1$Win32 OpenOffice.org_project/341m1$Build-9593</meta:generator>
    <meta:document-statistic meta:table-count="3" meta:cell-count="650" meta:object-count="0"/>
  </office:meta>
</office:document-meta>
</file>